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4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 style:list-style-name="L5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T1" style:family="text">
      <style:text-properties fo:font-style="italic" fo:font-weight="normal" style:font-style-asian="italic" style:font-style-complex="italic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222222" fo:font-size="9.75pt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font-style="italic" style:font-style-asian="italic" style:font-style-complex="italic"/>
    </style:style>
    <style:style style:name="T8" style:family="text">
      <style:text-properties fo:color="#222222"/>
    </style:style>
    <style:style style:name="T9" style:family="text">
      <style:text-properties style:font-name="arial"/>
    </style:style>
    <style:style style:name="T10" style:family="text">
      <style:text-properties fo:font-size="9.75pt"/>
    </style:style>
    <style:style style:name="T11" style:family="text">
      <style:text-properties fo:letter-spacing="normal"/>
    </style:style>
    <style:style style:name="T12" style:family="text">
      <style:text-properties fo:font-style="normal"/>
    </style:style>
    <style:style style:name="T13" style:family="text">
      <style:text-properties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usur(protokoll) Softwarevisualisierung SS 2011</text:p>
      <text:p text:style-name="P1">(alle Angaben sind ohne Gewähr)</text:p>
      <text:p text:style-name="Standard"/>
      <text:p text:style-name="Standard"/>
      <text:list xml:id="list1128122957" text:style-name="L1">
        <text:list-item>
          <text:p text:style-name="P6">Was ist Softwarevisualisierung? (kurze Definition)</text:p>
          <text:p text:style-name="P6"/>
        </text:list-item>
        <text:list-item>
          <text:p text:style-name="P6"><text:span text:style-name="T5">Gegeben ist ein Programm wie in der Vorlesung, nur </text:span><text:span text:style-name="T6">if</text:span><text:span text:style-name="T5"> und </text:span><text:span text:style-name="T6">while</text:span><text:span text:style-name="T5"> vertauscht</text:span></text:p>
          <text:p text:style-name="P6"><text:span text:style-name="T5">→ Jackson Diagramm, Kontrollflussdiagramm, Nassi-S.-Diagramm, Kontrollstrukturd.</text:span></text:p>
        </text:list-item>
      </text:list>
      <text:p text:style-name="P5"/>
      <text:list xml:id="list295903285" text:style-name="L3">
        <text:list-item>
          <text:p text:style-name="P7"><text:span text:style-name="T5">4 ästhetische Kriterien die in Graphvisualisierungen eine Rolle spielen</text:span></text:p>
        </text:list-item>
      </text:list>
      <text:p text:style-name="P5"/>
      <text:list xml:id="list2021920235" text:style-name="L4">
        <text:list-item>
          <text:p text:style-name="P3">Gegeben ist ein Baumstruktur → Treemap, Icicle und Intended-Outline-Plot zur Darstellung</text:p>
        </text:list-item>
      </text:list>
      <text:p text:style-name="P5"/>
      <text:list xml:id="list875962602" text:style-name="L5">
        <text:list-item>
          <text:list>
            <text:list-item>
              <text:list>
                <text:list-item>
                  <text:p text:style-name="P8"><text:span text:style-name="T5">Struktur für Metrikvisualisierung erklären, mit Beispiel (z.B. sotograph, VizzAnalyzer).</text:span></text:p>
                  <text:p text:style-name="P8"/>
                </text:list-item>
                <text:list-item>
                  <text:p text:style-name="P4">Ein Javaprogrammstück wird gegeben. SAMBA Code in die Anweisungen schreiben.</text:p>
                  <text:p text:style-name="P8"><text:s/></text:p>
                </text:list-item>
                <text:list-item>
                  <text:p text:style-name="P8"><text:span text:style-name="T5">Skizzieren und erklären der Evolutionsmatrix.</text:span></text:p>
                  <text:p text:style-name="P8"><text:span text:style-name="T5"/></text:p>
                </text:list-item>
                <text:list-item>
                  <text:p text:style-name="P8"><text:span text:style-name="T5">Alle 7 Ansätze zur Algorithmenvisualisierung werden gegeben. Man sollte 4 von denen wählen und erklären.</text:span></text:p>
                  <text:p text:style-name="P8"/>
                </text:list-item>
                <text:list-item>
                  <text:p text:style-name="P4">Was ist ein Forward Memory Referenzmuster? Skizzieren Sie ein Beispiel.</text:p>
                  <text:p text:style-name="P8"/>
                </text:list-item>
                <text:list-item>
                  <text:p text:style-name="P4">Frage über Cognitive Dimension Frameworks... (Genaue Frage vergessen)</text:p>
                  <text:p text:style-name="P8"><text:s/></text:p>
                </text:list-item>
                <text:list-item>
                  <text:p text:style-name="P4">Focus-Context erklären (mit Beispiel).</text:p>
                  <text:p text:style-name="P8"><text:s/></text:p>
                </text:list-item>
                <text:list-item>
                  <text:p text:style-name="P4">3 Phasen von Visualisierungspipeline nennen und mit einem Beispiel zu deutlich erklären (z.B. Algorithmenanimation, statische Programmvisuralisierung....)</text:p>
                  <text:p text:style-name="P4"/>
                </text:list-item>
                <text:list-item>
                  <text:p text:style-name="P4">vergessen</text:p>
                  <text:p text:style-name="P4"/>
                </text:list-item>
                <text:list-item>
                  <text:p text:style-name="P4">vergesse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Würfel</meta:initial-creator>
    <meta:creation-date>2012-07-16T15:36:54</meta:creation-date>
    <dc:date>2012-07-16T15:59:45</dc:date>
    <dc:creator>David Würfel</dc:creator>
    <meta:editing-duration>PT00H21M27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20" meta:word-count="146" meta:character-count="1142"/>
  </office:meta>
</office:document-meta>
</file>